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herit" svg:font-family="inherit"/>
    <style:font-face style:name="opensans" svg:font-family="opensans, helvetica, 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243b52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223853" officeooo:paragraph-rsid="00223853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223853" officeooo:paragraph-rsid="00243b52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23cdc8" officeooo:paragraph-rsid="0023cdc8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23cdc8" officeooo:paragraph-rsid="00243b52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23cdc8" officeooo:paragraph-rsid="002642d4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loext:opacity="100%" style:font-name="Arial" fo:font-size="12pt" officeooo:rsid="001ecd04" officeooo:paragraph-rsid="00243b52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font-style="normal" fo:font-weight="normal" style:font-size-asian="12pt" style:font-size-complex="12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4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4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rsid="0023cdc8" officeooo:paragraph-rsid="00265d66" style:font-size-asian="12pt" style:font-size-complex="12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4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fo:color="#000000" loext:opacity="100%" style:font-name="Arial" fo:font-size="12pt" fo:language="pt" fo:country="BR" style:font-size-asian="12pt" style:font-size-complex="12pt" loext:padding="0cm" loext:border="none"/>
    </style:style>
    <style:style style:name="T1" style:family="text">
      <style:text-properties officeooo:rsid="0023cdc8"/>
    </style:style>
    <style:style style:name="T2" style:family="text">
      <style:text-properties fo:font-variant="normal" fo:text-transform="none" fo:color="#333333" loext:opacity="100%" style:font-name="Arial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33333" loext:opacity="100%" style:font-name="Arial" fo:letter-spacing="normal" fo:font-style="normal" fo:font-weight="bold" loext:padding="0cm" loext:border="none"/>
    </style:style>
    <style:style style:name="T4" style:family="text">
      <style:text-properties fo:font-variant="normal" fo:text-transform="none" fo:color="#333333" loext:opacity="100%" style:font-name="Arial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style:font-name="Arial" fo:font-size="12pt" fo:letter-spacing="normal" fo:font-style="normal" fo:font-weight="bold" style:font-size-asian="12pt" style:font-size-complex="12pt" loext:padding="0cm" loext:border="none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 loext:padding="0cm" loext:border="none"/>
    </style:style>
    <style:style style:name="T7" style:family="text">
      <style:text-properties style:font-name="Arial"/>
    </style:style>
    <style:style style:name="T8" style:family="text">
      <style:text-properties style:font-name="Arial" fo:font-size="15pt" fo:language="pt" fo:country="BR" style:font-size-asian="15pt" style:font-size-complex="15pt" loext:padding="0cm" loext:border="none"/>
    </style:style>
    <style:style style:name="T9" style:family="text">
      <style:text-properties style:font-name="Arial" officeooo:rsid="0023cdc8"/>
    </style:style>
    <style:style style:name="T10" style:family="text">
      <style:text-properties style:font-name="Arial" fo:language="pt" fo:country="BR" loext:padding="0cm" loext:border="none"/>
    </style:style>
    <style:style style:name="T11" style:family="text">
      <style:text-properties style:font-name="Arial" fo:font-size="12pt" fo:language="pt" fo:country="BR" style:font-size-asian="12pt" style:font-size-complex="12pt" loext:padding="0cm" loext:border="none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officeooo:rsid="0023cdc8" style:font-size-asian="12pt" style:font-size-complex="12pt"/>
    </style:style>
    <style:style style:name="T14" style:family="text">
      <style:text-properties officeooo:rsid="00265d66"/>
    </style:style>
    <style:style style:name="T15" style:family="text">
      <style:text-properties fo:color="#000000" loext:opacity="100%" style:font-name="Arial" fo:font-size="12pt" fo:language="pt" fo:country="BR" style:font-size-asian="12pt" style:font-size-complex="12pt" loext:padding="0cm" loext:border="none"/>
    </style:style>
    <style:style style:name="T16" style:family="text">
      <style:text-properties fo:color="#000000" loext:opacity="100%" style:font-name="Arial" fo:font-size="12pt" style:font-size-asian="12pt" style:font-size-complex="12pt"/>
    </style:style>
    <style:style style:name="T17" style:family="text">
      <style:text-properties fo:color="#000000" loext:opacity="100%" style:font-name="Arial" fo:font-size="12pt" officeooo:rsid="0023cdc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GAZINE LUIZA</text:p>
      <text:p text:style-name="P14"/>
      <text:p text:style-name="P12"><text:span text:style-name="T15">O varejo 100% brasileiro entrou para a lista das empresas mais inovadoras da América Latina segundo a </text:span><text:a xlink:type="simple" xlink:href="https://www.fastcompany.com/most-innovative-companies/2018/sectors/latin-america" office:target-frame-name="_blank" xlink:show="new" text:style-name="Internet_20_link" text:visited-style-name="Visited_20_Internet_20_Link">Fast Company</text:a><text:span text:style-name="T15">. Mesmo não sendo nativa digital, ou seja, nasceu antes do boom dos e-commerces, a empresa foi capaz de se manter relevante por meio da inovação. Aliás, inovação que acontece desde 1992, quando a marca lançou um ponto de venda com TVs e cassetes.</text:span></text:p>
      <text:p text:style-name="P14">Uma ação da empresa que fomenta a veia inovadora é o Luizalabs, laboratório de inovação da marca. Lançado em 2012, é focado no lançamento de novos produtos. Além de criar projetos em sintonia com as tendências (um exemplo é o social e-commerce, criado na ascensão das redes sociais), é possível implementá-los em tempo recorde.</text:p>
      <text:p text:style-name="P14">Outra estratégia é a integração de atividades on e off-line– todos os pontos de venda físicos têm alguma ação digital.</text:p>
      <text:p text:style-name="P2"/>
      <text:p text:style-name="P2"/>
      <text:p text:style-name="P9">A decisão de transformar a Magazine Luiza em uma empresa de tecnologia foi corajosa. A empresa crescia a 10% ao ano em 2017, uma taxa bastante saudável, quando Fred Trajano, o CEO da empresa, decidiu remodelar sua empresa em uma agressiva mudança de cultura, adotando e priorizando o comércio eletrônico.</text:p>
      <text:p text:style-name="P10">A Magalu, como a empresa é conhecida, tinha apenas 6% do mercado online brasileiro. Seus maiores concorrentes? B2W, que opera Americanas.com, Submarino e Shoptime, e Via Varejo, que tinha Casas Bahia e Ponto Frio no portfólio. Além da gigante argentina Mercado Livre e da entrada do colosso americano Amazon. O território online não parecia exatamente fácil.</text:p>
      <text:p text:style-name="P10"/>
      <text:p text:style-name="P13"><text:span text:style-name="Strong_20_Emphasis"><text:span text:style-name="T6">Primeiro passo: cultura corporativa digital</text:span></text:span></text:p>
      <text:p text:style-name="P10">Mesmo antes da grande mudança de 2017, a empresa já havia começado um importante movimento de mudança de cultura. Em 2015, a Magalu iniciou uma campanha interna para os funcionários “adotarem o novo”, mergulhando na cultura digital, usando ferramentas digitais e que cada loja tivesse presença na internet.</text:p>
      <text:p text:style-name="P10">Uma das iniciativas foi o Luiza Labs, um laboratório de tecnologia e inovação, com soluções digitais para os clientes. Eles criaram uma cultura de start-up para o laboratório e deixaram o CTO (Chief Technology Officer), André Fatala, para cuidar do Luiza Labs. Era uma época que varejistas brasileiras não costumavam ter CTO. O esforço pagou: os projetos do Laboratório, que chegou a ter 400 funcionários, foram importantes para a transformação digital da Magalu.</text:p>
      <text:p text:style-name="P10"/>
      <text:p text:style-name="P13"><text:span text:style-name="Strong_20_Emphasis"><text:span text:style-name="T6">Segundo passo: inclusão digital</text:span></text:span></text:p>
      <text:p text:style-name="P10">Era necessário que a iniciativa da empresa chegasse aos consumidores, aproveitando o crescimento exponencial que o mercado de smartphones teve no Brasil na época. A empresa resolveu então criar conteúdo online e prover serviços de conexão à internet, inclusive com pacote de ferramentas que incluiam a inicialização de um smartphone comprado na loja, já com a instalação de Facebook e WhatsApp, para guiar os migrantes digitais.</text:p>
      <text:p text:style-name="P10"><text:soft-page-break/>Além disso, ela também criou uma assistente virtual chamada Lu, para ajudar os clientes em sua jornada de compra. A assistente acabou virando a mascote da empresa e a principal ferramenta educacional que ela tem com seus clientes.</text:p>
      <text:p text:style-name="P10"/>
      <text:p text:style-name="P13"><text:span text:style-name="Strong_20_Emphasis"><text:span text:style-name="T6">Terceiro passo: digitalização das lojas físicas</text:span></text:span></text:p>
      <text:p text:style-name="P10">Como parte do processo de transformação digital, a ideia de Trajano é que as lojas se transformassem em centros de tecnologia, para maximizar a experiência do cliente. A empresa desenvolveu um novo aplicativo de vendas e uma ferramenta para otimização o estoque das lojas.</text:p>
      <text:p text:style-name="P10">Cada loja passou a oferecer verificação de crédito, Wi-Fi gratuito e retirada de compras online no ambiente físico. Para suportar ainda mais as operações offline, 30% do espaço físico de cada loja virou um pequeno centro de distribuição, ajudando na operação online da Magalu.</text:p>
      <text:p text:style-name="P10"/>
      <text:p text:style-name="P13"><text:span text:style-name="Strong_20_Emphasis"><text:span text:style-name="T6">Quarto passo: plataforma digital de vendas</text:span></text:span></text:p>
      <text:p text:style-name="P10">Prevendo uma forte concorrência por parte da Amazon nos anos seguintes, a Magazine Luiza resolveu apostar na criação de um forte marketplace para vendedores terceiros. A ideia era que a iniciativa se apoiasse em três pilares: a) a experiência deveria ser idêntica a comprar algo diretamente da Magalu b) teria de ser a melhor plataforma tanto para compradores quanto para vendedores e c) ofereceria serviços para os vendedores, como uma plataforma de publicidade e pagamentos.</text:p>
      <text:p text:style-name="P10">Já em 2017, a empresa tinha 750 vendedores terceiros com 1,5 milhão de produtos. A experiência no começo tinha benefícios (gastava-se menos dinheiro por cliente, tinha maior diversidade de produtos), mas também problemas (frete demorava muito mais que no canal direto). A empresa então passou a ser mais seletiva com os vendedores terceiros, chegando a eliminar até 27% deles em um ano, e fez um esforço de integração de canais e melhoria de logística, que resultou em grandes progressos neste sentido.</text:p>
      <text:p text:style-name="P10"/>
      <text:p text:style-name="P13"><text:span text:style-name="Strong_20_Emphasis"><text:span text:style-name="T6">Quinto passo: estratégia multicanal</text:span></text:span></text:p>
      <text:p text:style-name="P10">Essa integração foi importante para fortalecer a estratégia de multicanal da empresa. Além das lojas-showroom, a empresa também incentivou o omnichannel através de estratégias de frete grátis no smartphone, fortalecendo a compra online no mobile. Se tornou um dos aplicativos mais baixados e usados do Brasil, principalmente na pandemia.</text:p>
      <text:p text:style-name="P10">A integração foi mais importante no campo da logística, conectando 1.300 parceiros de entrega e 10 centros de distribuição no Brasil para servir ambos os canais, além de ter a mesma equipe de compras para todos os canais, o que fez com que a empresa tivesse mais poder de barganha sobre seus fornecedores. Esse esforço fez com que a Magazine Luiza tivesse uma margem líquida duas vezes maior no online do que no offline, enquanto seus principais concorrentes online no Brasil só registravam prejuízo.</text:p>
      <text:p text:style-name="P2"/>
      <text:p text:style-name="P2"/>
      <text:p text:style-name="P2">---------------------------------------------------------------------</text:p>
      <text:p text:style-name="P3">Relatório descritivo das ações identificadas</text:p>
      <text:p text:style-name="P3">C<text:span text:style-name="T1">apacidade de se reinventar</text:span></text:p>
      <text:p text:style-name="P5">Buscar parcerias sociais</text:p>
      <text:p text:style-name="P5">Imersão no modelo digital mesmo sendo criada antes dessa onda</text:p>
      <text:p text:style-name="P5"><text:soft-page-break/>Transformação da empresa em empresa de tecnologia (comércio eletrônico a partir de 2017)</text:p>
      <text:p text:style-name="P5">Campanha interna para que os funcionários adotassem o novo.</text:p>
      <text:p text:style-name="P6">Incentivo às lojas para que em cada uma tivesse um ponto digital (presença na internet)</text:p>
      <text:p text:style-name="P7">Lojas que se transformam em centro de tecnologia</text:p>
      <text:p text:style-name="P7">Desenvolvimento de ferramenta de vendas e controle de estoque</text:p>
      <text:p text:style-name="P11">Criação de um forte marketplace para vendedores terceiros</text:p>
      <text:p text:style-name="P11">Oferecimento de uma plataforma de publicidade e pagamentos para os vendedores no marketplace.</text:p>
      <text:p text:style-name="P7"/>
      <text:p text:style-name="P5"/>
      <text:p text:style-name="P5"/>
      <text:p text:style-name="P8">Fonte<text:span text:style-name="T1">s visitadas em 23.11.2021</text:span>:</text:p>
      <text:p text:style-name="P1"><text:span text:style-name="T17">1. </text:span><text:a xlink:type="simple" xlink:href="https://inovacaosebraeminas.com.br/5-empresas-inovadoras/" text:style-name="Internet_20_link" text:visited-style-name="Visited_20_Internet_20_Link">https://inovacaosebraeminas.com.br/5-empresas-inovadoras/</text:a><text:span text:style-name="T16"> </text:span></text:p>
      <text:p text:style-name="P4"><text:span text:style-name="T1">2. </text:span>https://g1.globo.com/sp/vale-do-paraiba-regiao/especial-publicitario/sps-consultoria/tecnologia-e-inovacao/noticia/2021/01/29/magazine-luiza-a-transformacao-digital-mais-bem-sucedida-do-brasil.ghtml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herit" svg:font-family="inherit"/>
    <style:font-face style:name="opensans" svg:font-family="opensans, helvetica, 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23:20:58.998000000</meta:creation-date>
    <dc:date>2021-11-24T00:10:53.201000000</dc:date>
    <meta:editing-duration>PT18M51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36" meta:word-count="977" meta:character-count="6480" meta:non-whitespace-character-count="5538"/>
  </office:meta>
</office:document-meta>
</file>